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035cm solid #00008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ootstrap holy grail</text:p>
      <text:p text:style-name="Standard"/>
      <text:p text:style-name="Standard">Realizar una estructura típica (no-reponsive) con los rows y cols de bootstrap, y dentro de cada elemento, incluir componentes y clases de bootstrap como: display, card, button, margin, padding, d-flex, ect (consultar la guía online). Aprende a usar los colores, containers, etc.</text:p>
      <text:p text:style-name="Standard"/>
      <text:p text:style-name="Standard"><draw:a xlink:type="simple" xlink:href="https://www.google.com/url?sa=i&amp;url=https%3A%2F%2Fcss-tricks.com%2Fcss-grid-one-layout-multiple-ways%2F&amp;psig=AOvVaw10wPhJ_HEcvsdufBJ29YSF&amp;ust=1706728353645000&amp;source=images&amp;cd=vfe&amp;opi=89978449&amp;ved=0CBIQjRxqFwoTCJDTuPjohYQDFQAAAAAdAAAAABAD" office:target-frame-name="_blank" xlink:show="new"><draw:frame draw:style-name="fr1" draw:name="gráficos1" text:anchor-type="as-char" svg:width="11.661cm" svg:height="8.11cm" draw:z-index="0"><draw:image xlink:href="https://i0.wp.com/css-tricks.com/wp-content/uploads/2017/02/holy-grail-example.jpg?fit=1200%2C832&amp;ssl=1" xlink:type="simple" xlink:show="embed" xlink:actuate="onLoad"/></draw:frame></draw:a></text:p>
      <text:p text:style-name="Standard"/>
      <text:p text:style-name="Standard">La zona central puede tener 2 o más columnas. Es posible añadir filas y columnas dentro de otras.</text:p>
      <text:p text:style-name="Standard"/>
      <text:p text:style-name="Standard">Puedes añadir tu propio CSS también, y efectos CSS vistos como hover y animaciones.</text:p>
      <text:p text:style-name="Standard"/>
      <text:p text:style-name="Standard">Temática libre, investiga que tú puedes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1-30T20:13:48</meta:creation-date>
    <dc:date>2024-01-30T20:20:39</dc:date>
    <meta:editing-duration>PT6M52S</meta:editing-duration>
    <meta:editing-cycles>2</meta:editing-cycles>
    <meta:generator>OpenOffice/4.1.9$Unix OpenOffice.org_project/419m1$Build-9805</meta:generator>
    <meta:document-statistic meta:table-count="0" meta:image-count="1" meta:object-count="0" meta:page-count="1" meta:paragraph-count="6" meta:word-count="83" meta:character-count="520"/>
  </office:meta>
</office:document-meta>
</file>